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4a3" officeooo:paragraph-rsid="000e9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<text:tab/><text:tab/><text:tab/><text:tab/><text:tab/><text:tab/>Start<text:tab/><text:tab/><text:tab/><text:tab/><text:tab/>Due</text:p>
      <text:p text:style-name="P1"/>
      <text:p text:style-name="P1">1. Whitepaper<text:tab/><text:tab/><text:tab/><text:tab/><text:tab/>18-07-2024<text:tab/><text:tab/><text:tab/><text:tab/>19-07-2024</text:p>
      <text:p text:style-name="P1">2. T &amp; C<text:tab/><text:tab/><text:tab/><text:tab/><text:tab/>19-07-2024<text:tab/><text:tab/><text:tab/><text:tab/>20-07-2024</text:p>
      <text:p text:style-name="P1">3. Calculator<text:tab/><text:tab/><text:tab/><text:tab/><text:tab/>20-07-2024<text:tab/><text:tab/><text:tab/><text:tab/>21-07-2024</text:p>
      <text:p text:style-name="P1">4. Privacy Policy <text:tab/><text:tab/><text:tab/><text:tab/>21-07-2024<text:tab/><text:tab/><text:tab/><text:tab/>23-07-2024</text:p>
      <text:p text:style-name="P1">5. Support<text:tab/><text:tab/><text:tab/><text:tab/><text:tab/>23-07-2024<text:tab/><text:tab/><text:tab/><text:tab/>24-07-2024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6:49:57.491073722</meta:creation-date>
    <dc:date>2024-07-18T16:59:55.611689427</dc:date>
    <meta:editing-duration>PT9M58S</meta:editing-duration>
    <meta:editing-cycles>1</meta:editing-cycles>
    <meta:document-statistic meta:table-count="0" meta:image-count="0" meta:object-count="0" meta:page-count="1" meta:paragraph-count="6" meta:word-count="26" meta:character-count="229" meta:non-whitespace-character-count="165"/>
    <meta:generator>LibreOffice/24.2.0.2$Linux_X86_64 LibreOffice_project/420$Build-2</meta:generator>
  </office:meta>
</office:document-meta>
</file>